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10_scf_0_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44:21.758530471</meta:creation-date>
    <dc:date>2024-06-25T17:59:31.907565985</dc:date>
    <meta:editing-duration>PT15M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5" meta:non-whitespace-character-count="15"/>
  </office:meta>
</office:document-meta>
</file>